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Standard-outline1">
      <style:graphic-properties fo:min-height="8.884cm" loext:decorative="false"/>
      <style:paragraph-properties style:writing-mode="lr-tb"/>
    </style:style>
    <style:style style:name="pr2" style:family="presentation" style:parent-style-name="Standard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style:font-name="Liberation Serif1"/>
    </style:style>
    <style:style style:name="P3" style:family="paragraph">
      <loext:graphic-properties draw:fill-color="#ffffff"/>
    </style:style>
    <style:style style:name="T1" style:family="text">
      <style:text-properties style:font-name="Liberation Serif1" fo:font-size="48pt" fo:font-weight="bold" style:font-size-asian="48pt" style:font-size-complex="48pt" style:font-weight-complex="bold"/>
    </style:style>
    <style:style style:name="T2" style:family="text">
      <style:text-properties style:font-name="Liberation Serif1" fo:font-size="20pt" style:font-size-asian="20pt" style:font-size-complex="20pt"/>
    </style:style>
    <style:style style:name="T3" style:family="text">
      <style:text-properties style:font-name="Liberation Serif1" fo:font-size="20pt" style:font-size-asian="20pt" style:font-size-complex="20pt" style:font-weight-complex="bold"/>
    </style:style>
    <style:style style:name="T4" style:family="text">
      <style:text-properties style:font-name="Liberation Serif1" fo:font-size="48pt" fo:font-weight="bold" style:font-size-complex="48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text-style-name="P2" draw:layer="layout" svg:width="25.199cm" svg:height="12.5cm" svg:x="1.4cm" svg:y="1.5cm" presentation:class="outline" presentation:user-transformed="true">
          <draw:text-box>
            <text:p text:style-name="P1"><text:span text:style-name="T1">Compliance-Check</text:span></text:p>
            <text:p><text:span text:style-name="T2">Eure Aufgabe:</text:span></text:p>
            <text:list text:style-name="L2">
              <text:list-item>
                <text:p><text:span text:style-name="T2">Überlegt gemeinsam in der Gruppe:</text:span></text:p>
                <text:list>
                  <text:list-item>
                    <text:p><text:span text:style-name="T2">Ist das Szenario rechtlich unbedenklich (zulässig) oder problematisch (nicht zulässig)? Markiert eure Einschätzung mit den roten (nicht zulässig) oder grünen (zulässig) Klebepunkten.</text:span></text:p>
                  </text:list-item>
                  <text:list-item>
                    <text:p><text:span text:style-name="T3">Welche Gesetze oder Vorschriften könnten hier verletzt werden? Notiert auf einem Post-It, warum ihr euch so entschieden habt, und welche rechtlichen Rahmenbedingungen dabei eine Rolle spielen (z.B. DSGVO, AGG, NetzDG, StGB, MPG, EU-KI-Verordnung, etc.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text-style-name="P2" draw:layer="layout" svg:width="25.199cm" svg:height="5.315cm" svg:x="1.4cm" svg:y="4.785cm" presentation:class="outline" presentation:user-transformed="true">
          <draw:text-box>
            <text:p text:style-name="P1"><text:span text:style-name="T4">Personalisierte</text:span></text:p>
            <text:p text:style-name="P1"><text:span text:style-name="T4">Gesundheitsempfehlung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1" draw:text-style-name="P2" draw:layer="layout" svg:width="25.199cm" svg:height="2.815cm" svg:x="1.4cm" svg:y="6cm" presentation:class="outline" presentation:user-transformed="true">
          <draw:text-box>
            <text:p text:style-name="P1"><text:span text:style-name="T4">Automatisierte Bewerbungsfilt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1" draw:text-style-name="P2" draw:layer="layout" svg:width="25.199cm" svg:height="2.815cm" svg:x="1.4cm" svg:y="6.585cm" presentation:class="outline" presentation:user-transformed="true">
          <draw:text-box>
            <text:p text:style-name="P1"><text:span text:style-name="T4">Emotionale KI-Beratu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1" draw:text-style-name="P2" draw:layer="layout" svg:width="25.199cm" svg:height="2.315cm" svg:x="1.4cm" svg:y="6.785cm" presentation:class="outline" presentation:user-transformed="true">
          <draw:text-box>
            <text:p text:style-name="P1"><text:span text:style-name="T4">Automatisierte News-Generieru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1" draw:text-style-name="P2" draw:layer="layout" svg:width="25.199cm" svg:height="5cm" svg:x="1.4cm" svg:y="6cm" presentation:class="outline" presentation:user-transformed="true">
          <draw:text-box>
            <text:p text:style-name="P1"><text:span text:style-name="T4">Automatisierte Social-Media-Moderation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1" draw:text-style-name="P2" draw:layer="layout" svg:width="25.199cm" svg:height="5.315cm" svg:x="1.4cm" svg:y="5.485cm" presentation:class="outline" presentation:user-transformed="true">
          <draw:text-box>
            <text:p text:style-name="P1"><text:span text:style-name="T4">Generierung politischer Kampagnentex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ufzählungszeichen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List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de" fo:country="CH" style:letter-kerning="true" style:font-name-asian="NSimSun" style:font-family-asian="NSimSun" style:font-pitch-asian="variable" style:font-size-asian="12pt" style:language-asian="zh" style:country-asian="CN" style:font-name-complex="Lucida Sans2" style:font-family-complex="'Lucida Sans'" style:font-pitch-complex="variable" style:font-size-complex="12pt" style:language-complex="hi" style:country-complex="IN"/>
    </style:style>
    <style:style style:name="Nummerierungszeichen" style:family="graphic">
      <style:paragraph-properties style:text-autospace="none"/>
    </style:style>
    <style:style style:name="Strong" style:family="graphic">
      <style:paragraph-properties style:text-autospace="none"/>
      <style:text-properties fo:font-weight="bold" style:font-weight-complex="bold"/>
    </style:style>
    <style:style style:name="Verzeichnis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erif" fo:font-family="'Liberation Serif', 'Times New Roman'" style:font-family-generic="roman" style:font-pitch="variable" fo:font-size="18pt" fo:font-weight="bold" style:font-name-asian="NSimSun" style:font-family-asian="NSimSun" style:font-pitch-asian="variable" style:font-name-complex="Liberation Serif" style:font-family-complex="'Liberation Serif', 'Times New Roman'" style:font-family-generic-complex="roman" style:font-pitch-complex="variable" style:font-size-complex="18pt" style:font-weight-complex="bold"/>
    </style:style>
    <style:style style:name="Überschrift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13:50:04.100290700</meta:creation-date>
    <dc:date>2025-06-13T13:57:21.610369800</dc:date>
    <meta:editing-duration>PT4M54S</meta:editing-duration>
    <meta:editing-cycles>2</meta:editing-cycles>
    <meta:generator>LibreOffice/25.2.4.3$Windows_X86_64 LibreOffice_project/33e196637044ead23f5c3226cde09b47731f7e27</meta:generator>
    <meta:print-date>2025-06-13T13:53:58.037905700</meta:print-date>
    <meta:printed-by>PDF-Dateien</meta:printed-by>
    <meta:document-statistic meta:object-count="42"/>
  </office:meta>
</office:document-meta>
</file>